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3b83" officeooo:paragraph-rsid="000f3b83"/>
    </style:style>
    <style:style style:name="P2" style:family="paragraph" style:parent-style-name="Standard">
      <style:text-properties officeooo:rsid="0015182c" officeooo:paragraph-rsid="0015182c"/>
    </style:style>
    <style:style style:name="P3" style:family="paragraph" style:parent-style-name="Standard">
      <style:text-properties officeooo:rsid="0015182c" officeooo:paragraph-rsid="00189621"/>
    </style:style>
    <style:style style:name="P4" style:family="paragraph" style:parent-style-name="Standard">
      <style:text-properties officeooo:rsid="001fceea" officeooo:paragraph-rsid="001fceea"/>
    </style:style>
    <style:style style:name="P5" style:family="paragraph" style:parent-style-name="Standard">
      <style:text-properties officeooo:rsid="00288ad5" officeooo:paragraph-rsid="00288ad5"/>
    </style:style>
    <style:style style:name="P6" style:family="paragraph" style:parent-style-name="Standard">
      <style:text-properties officeooo:rsid="001a1923" officeooo:paragraph-rsid="00189621"/>
    </style:style>
    <style:style style:name="P7" style:family="paragraph" style:parent-style-name="Standard">
      <style:text-properties officeooo:rsid="002fa175" officeooo:paragraph-rsid="002fa175"/>
    </style:style>
    <style:style style:name="P8" style:family="paragraph" style:parent-style-name="Standard">
      <style:text-properties fo:color="#800000" officeooo:rsid="0034ce2a" officeooo:paragraph-rsid="0034ce2a"/>
    </style:style>
    <style:style style:name="P9" style:family="paragraph" style:parent-style-name="Standard">
      <style:text-properties style:use-window-font-color="true" officeooo:rsid="0034ce2a" officeooo:paragraph-rsid="0034ce2a"/>
    </style:style>
    <style:style style:name="P10" style:family="paragraph" style:parent-style-name="Standard">
      <style:text-properties style:text-underline-style="none" officeooo:rsid="003a1f95" officeooo:paragraph-rsid="003a1f95"/>
    </style:style>
    <style:style style:name="P11" style:family="paragraph" style:parent-style-name="Standard">
      <style:text-properties style:text-underline-style="none" officeooo:rsid="00480886" officeooo:paragraph-rsid="00480886"/>
    </style:style>
    <style:style style:name="P12" style:family="paragraph" style:parent-style-name="Standard">
      <style:text-properties style:text-underline-style="none" officeooo:rsid="003e0ffe" officeooo:paragraph-rsid="003e0ffe"/>
    </style:style>
    <style:style style:name="P13" style:family="paragraph" style:parent-style-name="Standard">
      <style:text-properties style:text-underline-style="none" officeooo:rsid="004b656b" officeooo:paragraph-rsid="004b656b"/>
    </style:style>
    <style:style style:name="P14" style:family="paragraph" style:parent-style-name="Standard">
      <style:text-properties style:text-underline-style="none" officeooo:rsid="0058e1c0" officeooo:paragraph-rsid="0058e1c0"/>
    </style:style>
    <style:style style:name="P15" style:family="paragraph" style:parent-style-name="Standard">
      <style:text-properties officeooo:rsid="0044c71b" officeooo:paragraph-rsid="00288ad5"/>
    </style:style>
    <style:style style:name="P16" style:family="paragraph" style:parent-style-name="Standard">
      <style:text-properties style:text-underline-style="solid" style:text-underline-type="double" style:text-underline-width="auto" style:text-underline-color="font-color" officeooo:rsid="00288ad5" officeooo:paragraph-rsid="00288ad5"/>
    </style:style>
    <style:style style:name="P17" style:family="paragraph" style:parent-style-name="Standard">
      <style:text-properties fo:color="#ff3333" style:text-underline-style="none" fo:font-weight="bold" officeooo:rsid="0055071b" officeooo:paragraph-rsid="0055071b" style:font-weight-asian="bold" style:font-weight-complex="bold"/>
    </style:style>
    <style:style style:name="P18" style:family="paragraph" style:parent-style-name="Standard">
      <style:text-properties fo:font-style="normal" style:text-underline-style="none" officeooo:rsid="004e3286" officeooo:paragraph-rsid="004b656b" style:font-style-asian="normal" style:font-style-complex="normal"/>
    </style:style>
    <style:style style:name="P19" style:family="paragraph" style:parent-style-name="Standard">
      <style:text-properties officeooo:paragraph-rsid="0067aa85"/>
    </style:style>
    <style:style style:name="P20" style:family="paragraph" style:parent-style-name="Standard">
      <style:text-properties officeooo:rsid="000f89f3" officeooo:paragraph-rsid="0067aa85"/>
    </style:style>
    <style:style style:name="P21" style:family="paragraph" style:parent-style-name="Text_20_body">
      <style:paragraph-properties fo:text-align="center" style:justify-single-word="false"/>
      <style:text-properties style:font-name="Times New Roman" officeooo:rsid="002523d0" officeooo:paragraph-rsid="002523d0"/>
    </style:style>
    <style:style style:name="P22" style:family="paragraph" style:parent-style-name="Text_20_body">
      <style:text-properties officeooo:rsid="006c7090" officeooo:paragraph-rsid="006c7090"/>
    </style:style>
    <style:style style:name="P23" style:family="paragraph" style:parent-style-name="Text_20_body">
      <style:text-properties officeooo:rsid="006d6522" officeooo:paragraph-rsid="006d6522"/>
    </style:style>
    <style:style style:name="P24" style:family="paragraph" style:parent-style-name="Text_20_body">
      <style:text-properties officeooo:rsid="006d708b" officeooo:paragraph-rsid="006d708b"/>
    </style:style>
    <style:style style:name="P25" style:family="paragraph" style:parent-style-name="Text_20_body">
      <style:text-properties officeooo:rsid="006f5729" officeooo:paragraph-rsid="006f5729"/>
    </style:style>
    <style:style style:name="P26" style:family="paragraph" style:parent-style-name="Text_20_body">
      <style:text-properties style:text-underline-style="none" officeooo:rsid="006acf9b" officeooo:paragraph-rsid="006c7090"/>
    </style:style>
    <style:style style:name="P27" style:family="paragraph" style:parent-style-name="Standard" style:list-style-name="L2">
      <style:text-properties style:text-underline-style="none" officeooo:rsid="004877d6" officeooo:paragraph-rsid="004877d6"/>
    </style:style>
    <style:style style:name="P28" style:family="paragraph" style:parent-style-name="Standard" style:list-style-name="L2">
      <style:text-properties style:text-underline-style="none" officeooo:rsid="004b3da0" officeooo:paragraph-rsid="004b3da0"/>
    </style:style>
    <style:style style:name="P29" style:family="paragraph" style:parent-style-name="Text_20_body">
      <style:text-properties fo:color="#3333ff" style:text-underline-style="none" officeooo:rsid="008882f2" officeooo:paragraph-rsid="008882f2"/>
    </style:style>
    <style:style style:name="P30" style:family="paragraph" style:parent-style-name="Text_20_body" style:list-style-name="L3">
      <style:text-properties fo:color="#3333ff" style:text-underline-style="none" officeooo:rsid="0088f989" officeooo:paragraph-rsid="0088f989"/>
    </style:style>
    <style:style style:name="P31" style:family="paragraph" style:parent-style-name="Heading_20_1">
      <style:paragraph-properties fo:text-align="center" style:justify-single-word="false"/>
    </style:style>
    <style:style style:name="P32" style:family="paragraph" style:parent-style-name="Heading_20_2">
      <style:text-properties fo:color="#3333ff" style:text-underline-style="none" officeooo:rsid="006acf9b" officeooo:paragraph-rsid="006acf9b"/>
    </style:style>
    <style:style style:name="T1" style:family="text">
      <style:text-properties officeooo:rsid="000f89f3"/>
    </style:style>
    <style:style style:name="T2" style:family="text">
      <style:text-properties officeooo:rsid="001675fc"/>
    </style:style>
    <style:style style:name="T3" style:family="text">
      <style:text-properties officeooo:rsid="00189621"/>
    </style:style>
    <style:style style:name="T4" style:family="text">
      <style:text-properties officeooo:rsid="001a1923"/>
    </style:style>
    <style:style style:name="T5" style:family="text">
      <style:text-properties officeooo:rsid="00215c10"/>
    </style:style>
    <style:style style:name="T6" style:family="text">
      <style:text-properties officeooo:rsid="0024d24b"/>
    </style:style>
    <style:style style:name="T7" style:family="text">
      <style:text-properties officeooo:rsid="002cf0ae"/>
    </style:style>
    <style:style style:name="T8" style:family="text">
      <style:text-properties officeooo:rsid="002ff7e2"/>
    </style:style>
    <style:style style:name="T9" style:family="text">
      <style:text-properties officeooo:rsid="003643f4"/>
    </style:style>
    <style:style style:name="T10" style:family="text">
      <style:text-properties officeooo:rsid="003fbb51"/>
    </style:style>
    <style:style style:name="T11" style:family="text">
      <style:text-properties fo:font-style="italic" style:font-style-asian="italic" style:font-style-complex="italic"/>
    </style:style>
    <style:style style:name="T12" style:family="text">
      <style:text-properties fo:font-style="italic" officeooo:rsid="004e3286"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e3286" style:font-style-asian="normal" style:font-style-complex="normal"/>
    </style:style>
    <style:style style:name="T15" style:family="text">
      <style:text-properties fo:font-style="normal" officeooo:rsid="005ab1bf" style:font-style-asian="normal" style:font-style-complex="normal"/>
    </style:style>
    <style:style style:name="T16" style:family="text">
      <style:text-properties fo:font-style="normal" officeooo:rsid="005c236a" style:font-style-asian="normal" style:font-style-complex="normal"/>
    </style:style>
    <style:style style:name="T17" style:family="text">
      <style:text-properties fo:font-style="normal" officeooo:rsid="005d55f8" style:font-style-asian="normal" style:font-style-complex="normal"/>
    </style:style>
    <style:style style:name="T18" style:family="text">
      <style:text-properties fo:font-style="normal" officeooo:rsid="005ee0dd" style:font-style-asian="normal" style:font-style-complex="normal"/>
    </style:style>
    <style:style style:name="T19" style:family="text">
      <style:text-properties fo:font-style="normal" officeooo:rsid="00605202" style:font-style-asian="normal" style:font-style-complex="normal"/>
    </style:style>
    <style:style style:name="T20" style:family="text">
      <style:text-properties fo:font-style="normal" officeooo:rsid="006164d9" style:font-style-asian="normal" style:font-style-complex="normal"/>
    </style:style>
    <style:style style:name="T21" style:family="text">
      <style:text-properties fo:font-style="normal" officeooo:rsid="00640c1d" style:font-style-asian="normal" style:font-style-complex="normal"/>
    </style:style>
    <style:style style:name="T22" style:family="text">
      <style:text-properties officeooo:rsid="004be74a"/>
    </style:style>
    <style:style style:name="T23" style:family="text">
      <style:text-properties officeooo:rsid="004da37b"/>
    </style:style>
    <style:style style:name="T24" style:family="text">
      <style:text-properties officeooo:rsid="004ffa46"/>
    </style:style>
    <style:style style:name="T25" style:family="text">
      <style:text-properties officeooo:rsid="0050698d"/>
    </style:style>
    <style:style style:name="T26" style:family="text">
      <style:text-properties fo:font-variant="normal" fo:text-transform="none" fo:color="#444444" style:font-name="arial" fo:font-size="12pt" fo:letter-spacing="normal" fo:font-style="normal" fo:font-weight="bold"/>
    </style:style>
    <style:style style:name="T27" style:family="text">
      <style:text-properties officeooo:rsid="000f3b83"/>
    </style:style>
    <style:style style:name="T28" style:family="text">
      <style:text-properties officeooo:rsid="00697f79"/>
    </style:style>
    <style:style style:name="T29" style:family="text">
      <style:text-properties fo:color="#3333ff" style:text-underline-style="none"/>
    </style:style>
    <style:style style:name="T30" style:family="text">
      <style:text-properties fo:color="#3333ff" style:text-underline-style="none" officeooo:rsid="006acf9b"/>
    </style:style>
    <style:style style:name="T31" style:family="text">
      <style:text-properties fo:color="#3333ff" style:text-underline-style="none" officeooo:rsid="007137f1"/>
    </style:style>
    <style:style style:name="T32" style:family="text">
      <style:text-properties fo:color="#3333ff" style:text-underline-style="none" officeooo:rsid="0071f8fd"/>
    </style:style>
    <style:style style:name="T33" style:family="text">
      <style:text-properties fo:color="#3333ff" style:text-underline-style="none" officeooo:rsid="007276ab"/>
    </style:style>
    <style:style style:name="T34" style:family="text">
      <style:text-properties fo:color="#3333ff" style:text-underline-style="none" officeooo:rsid="0074751f"/>
    </style:style>
    <style:style style:name="T35" style:family="text">
      <style:text-properties fo:color="#3333ff" style:text-underline-style="none" officeooo:rsid="007a1c40"/>
    </style:style>
    <style:style style:name="T36" style:family="text">
      <style:text-properties fo:color="#3333ff" style:text-underline-style="none" officeooo:rsid="007be2c5"/>
    </style:style>
    <style:style style:name="T37" style:family="text">
      <style:text-properties fo:color="#3333ff" style:text-underline-style="none" officeooo:rsid="007db8e4"/>
    </style:style>
    <style:style style:name="T38" style:family="text">
      <style:text-properties fo:color="#3333ff" style:text-underline-style="none" officeooo:rsid="007f485e"/>
    </style:style>
    <style:style style:name="T39" style:family="text">
      <style:text-properties fo:color="#3333ff" style:text-underline-style="none" officeooo:rsid="00810442"/>
    </style:style>
    <style:style style:name="T40" style:family="text">
      <style:text-properties fo:color="#3333ff" style:text-underline-style="none" officeooo:rsid="0082affe"/>
    </style:style>
    <style:style style:name="T41" style:family="text">
      <style:text-properties fo:color="#3333ff" style:text-underline-style="none" officeooo:rsid="00847ee9"/>
    </style:style>
    <style:style style:name="T42" style:family="text">
      <style:text-properties officeooo:rsid="0088f989"/>
    </style:style>
    <style:style style:name="T43" style:family="text">
      <style:text-properties officeooo:rsid="0089ddb3"/>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Bettinelli Stefano – De Santis Roberto – Gambale Vincenzo</text:p>
      <text:h text:style-name="P31" text:outline-level="1">P<text:span text:style-name="T6">rogetto di Sistemi Distribuiti</text:span></text:h>
      <text:h text:style-name="P31" text:outline-level="1">Anno Domini</text:h>
      <text:p text:style-name="P1"/>
      <text:h text:style-name="Heading_20_2" text:outline-level="2">Sommario</text:h>
      <text:p text:style-name="P19"><text:span text:style-name="T27">Il progetto Anno Domini trae spunto da un gioco di carte omonimo che combina l'idea di base di porre in un preciso ordine una sequenza di elementi, tipica del Domino, con la successione cronologica di alcuni eventi storici. Il gioco non prevede nessun elemento di perno, ossia specifici ruoli ricoperti da un unico componente del gioco preso in esame (quale potrebbe essere quello del dealer nel Blackjack). Il che, evidentemente, rende Anno Domini particolarmente coniugabile con i paradigmi caratteristici dei sistemi distribuiti. In questa relazione descriviamo in che modo è stato ideato e progettato tale sistema distribuito, assumendo l'eventualità dei soli guasti di tipo crash dei processi, ossia dei giocatori partecipanti alla partita. Il sistema è stato implementato facendo riferimento al modello architetturale</text:span><text:span text:style-name="Emphasis"><text:span text:style-name="T26"> </text:span></text:span><text:span text:style-name="T1">di tipo REST .</text:span></text:p>
      <text:p text:style-name="P20"/>
      <text:h text:style-name="Heading_20_2" text:outline-level="2"><text:span text:style-name="T1">I</text:span>ntroduzione</text:h>
      <text:p text:style-name="P2">Anno Domini prevede la partecipazione di un minimo di quattro giocatori alla partita, ad ognuno dei quali vengono distribuite sette carte. Ogni carta rappresenta uno specifico evento storico, visibile ai giocatori anche quando questa è coperta.<text:span text:style-name="T2"> Quando la carta viene scoperta viene invece esternato l'anno di riferimento. Come già accennato, lo scopo del gioco è quello di mettere in ordine cronologico, dal più lontano al più recente, gli eventi storici e vince il giocatore che rimane senza carte in mano.</text:span></text:p>
      <text:p text:style-name="P3">Inizialmente sul banco è presente una sola carta coperta. <text:span text:style-name="T3">Man mano che si va avanti con il procedere del gioco, la sequenza presente sul banco si arricchisce di nuove carte, opportunamente posizionate dai giocatori rispettando i turni.</text:span></text:p>
      <text:p text:style-name="P6">Ogni partecipante alla partita può scegliere di effettuare due tipi diversi di giocate, a seconda del fatto che egli possa ritenere corretta o errata la sequenza di carte posizionate fino a quel momento sul banco. Se ritiene che sia corretta, può giocare la prossima carta, scegliendola dalla propria mano e ponendola all'interno della sequenza nel banco. <text:span text:style-name="T28">Mentre se</text:span> crede che la successione delle carte comuni sia sbagliata, può dubitare: ciò determina <text:span text:style-name="T7">la rivelazione delle date degli eventi storici</text:span> presenti sul banco. In tal caso, se la successione risulta errata il giocatore precedente dovrà pescare tre carte e il giocatore che aveva dubitato potrà giocare una sua carta. Di contro, se la successione risulta corretta lo stesso giocatore che aveva dubitato deve pescare due carte e il turno passerà al giocatore successivo.</text:p>
      <text:p text:style-name="P4"><text:span text:style-name="T4">L</text:span>a partita termina nel momento in cui un giocatore rima<text:span text:style-name="T5">n</text:span>e senza nessuna carta in mano a patto che la sequenza sul banco sia corretta. Infatti, se un giocatore esaurisce le proprie carte, ma la sequenza non risulta corretta, deve pescare due carte del mazzo; il gioco riprende quindi dal partecipante successivo.</text:p>
      <text:p text:style-name="P7">La tecnologia REST è inizialmente nata per permettere a servizi web di rilasciare proprie API mantenendo HTTP come protocollo cardine. <text:span text:style-name="T8">Solo successivamente ci si sta rendendo conto del fatto che può essere impiegato per la realizzazione dei sistemi distriubuiti. La nostra scelta è ricaduta su REST proprio per sperimentare questo nuovo modo di creare sistemi distribuiti.</text:span></text:p>
      <text:p text:style-name="P9"><office:annotation office:name="__Fieldmark__59_1447962888"><dc:creator>Roberto </dc:creator><dc:date>2013-12-12T11:23:25</dc:date><text:list text:style-name=""><text:list-item><text:p>Continuare</text:p></text:list-item></text:list></office:annotation>La relazione è strutturata nel seguente modo...<office:annotation-end office:name="__Fieldmark__59_1447962888"/></text:p>
      <text:p text:style-name="P8"/>
      <text:h text:style-name="Heading_20_2" text:outline-level="2">Aspetti progettuali</text:h>
      <text:p text:style-name="P10">Il primo problema che si incontra nel realizzare un sistema distribuito è fare in modo che ogni nodo <text:soft-page-break/>sia<text:span text:style-name="T9"> consapevol</text:span>e<text:span text:style-name="T9"> della costituzione del sistema di cui fa parte. Per una mera questione di semplicità è stato impiegato un Registrar Server, dedicato alla registrazione dei nodi. Dunque, i vari componenti del sistema distribuito si iscrivono presso il server in qualità di giocatori, per poi prendere parte alla partita. Nel momento in cui viene raggiunto il numero di giocatori richiesto, la partita può iniziare. Da questo momento in poi il ruolo del Registrar Server non è più necessario: il sistema distribuito appena creatosi è in grado di auto-gestirsi senza più ricorrere all'ausilio del Registrar.</text:span></text:p>
      <text:p text:style-name="P11">Nel dettaglio, la fase preliminare per poter dare il via al gioco è <text:span text:style-name="T24">strutturata</text:span> come segue:</text:p>
      <text:list xml:id="list8978075997192181576" text:style-name="L2">
        <text:list-item>
          <text:p text:style-name="P27">I giocatori si registrano presso il server scegliendo un<text:span text:style-name="T25">o</text:span> username univoco;</text:p>
        </text:list-item>
        <text:list-item>
          <text:p text:style-name="P27">Uno dei potenziali giocatori crea un nuovo gioco, specificando il numero di partecipanti desiderato. Ci riferiremo a tale giocatore come <text:span text:style-name="T11">creator</text:span><text:span text:style-name="T13">;</text:span></text:p>
        </text:list-item>
        <text:list-item>
          <text:p text:style-name="P28">Gli altri nodi si iscrivono al gioco presso il Registrar Server: nel momento in cui viene raggiunto il numero desiderato di giocatori, la partita può iniziare. Quindi il server informa, tramite un apposito messaggio, tutti gli iscritti alla partita: da questo momento in poi il Registrar non sarà più utilizzato.</text:p>
        </text:list-item>
      </text:list>
      <text:p text:style-name="P13">Per assegnare il primo turno del gioco sarebbe necessario, in teoria, l'utilizzo di un algoritmo <text:span text:style-name="T22">distribuito</text:span> <text:span text:style-name="T23">per deciderlo, analogo a quello </text:span>di elezione del leader. <text:span text:style-name="T22">In realtà non c'è un concreto bisogno di tale passaggio poiché si può assumere che il primo turno spetti al </text:span><text:span text:style-name="T12">creator</text:span><text:span text:style-name="T14"> della partita.</text:span></text:p>
      <text:p text:style-name="P18"/>
      <text:p text:style-name="P14"><text:span text:style-name="T13">A questo punto, i nodi sono in grado di gestire autonomamente il gioco durante la sua evoluzione. </text:span><text:span text:style-name="T15">Quando un </text:span><text:span text:style-name="T17">giocatore</text:span><text:span text:style-name="T15"> deve effettuare una giocata </text:span><text:span text:style-name="T21">(sia che essa sia un dubbio, sia che si tratti della giocata di una carta)</text:span><text:span text:style-name="T15">, invia un messaggio in broadcast a tutti gli altri</text:span><text:span text:style-name="T16">. </text:span><text:span text:style-name="T18">Quest'approccio consente a tutti i partecipanti della partita di mantenere le risorse di gioco aggiornate </text:span><text:span text:style-name="T19">poiché sono disl</text:span><text:span text:style-name="T20">oc</text:span><text:span text:style-name="T19">ate in modo distribuito.</text:span></text:p>
      <text:p text:style-name="P16"/>
      <text:p text:style-name="P12">Viste le caratteristiche del gioco, l'architettura astratta del sistema distribuito è quella ad anello.<text:span text:style-name="T10"> I turni, così come le risorse del gioco, quali il mazzo o le carte presenti sul banco, vengono gestite in modo distribuito. Ciò vuol dire che tali informazioni sono replicate su più nodi, in modo da poter tollerare eventuali guasti dei processi senza compromettere il prosieguo del gioco.</text:span></text:p>
      <text:p text:style-name="P12"/>
      <text:h text:style-name="P32" text:outline-level="2">Tolleranza ai guasti</text:h>
      <text:p text:style-name="P22"><text:span text:style-name="T30">L</text:span><text:span text:style-name="T29">a tolleranza ai guasti del nostro sistema distribuito si occupa di capire se i nodi partecipanti ad una sessione di gioco vanno in crash; </text:span><text:span text:style-name="T35">non vengono </text:span><text:span text:style-name="T38">considerati</text:span><text:span text:style-name="T35"> eventuali mal funzionamenti del </text:span><text:span text:style-name="T38">server di</text:span><text:span text:style-name="T35"> registrat</text:span><text:span text:style-name="T29">. Si suppone </text:span><text:span text:style-name="T36">inoltre</text:span><text:span text:style-name="T29"> che la rete sottostante sia affidabile, l'invio e la ricezione dei messaggi avviene in modo corretto </text:span><text:span text:style-name="T37">ed</text:span><text:span text:style-name="T29"> </text:span><text:span text:style-name="T31">entro un tempo ragionevole</text:span><text:span text:style-name="T29">.</text:span></text:p>
      <text:p text:style-name="P22"><text:span text:style-name="T29">Il problema principale è stato quello di identificare i nod</text:span><text:span text:style-name="T41">i</text:span><text:span text:style-name="T29"> che vanno in crash </text:span><text:span text:style-name="T41">e</text:span><text:span text:style-name="T29"> </text:span><text:span text:style-name="T38">per convenzione abbiamo stabilito che</text:span><text:span text:style-name="T29"> una partita può continuare fin tanto che rimangono attivi </text:span><text:span text:style-name="T38">almeno 4 giocatori.</text:span></text:p>
      <text:p text:style-name="P22"><text:span text:style-name="T29">Abbiamo evitato soluzioni in cui i nodi si scambiano messaggi di liveness, i quali avrebbero aumentato la complessità </text:span><text:span text:style-name="T39">del funzionamento</text:span><text:span text:style-name="T29"> del singolo nodo ed aumentato il numero di messaggi in circolo sulla rete.</text:span></text:p>
      <text:p text:style-name="P23"><text:span text:style-name="T29">Nella nostra soluzione al problema ogni nodo è in possesso di un timer </text:span><text:span text:style-name="T39">a cui è associata una funzione di callback</text:span><text:span text:style-name="T29">, </text:span><text:span text:style-name="T40">che si</text:span><text:span text:style-name="T29"> attiva allo scadere del timer. La scadenza del timer, </text:span><text:span text:style-name="T40">in un nodo, viene interpretata come il crash del giocatore da cui si aspettava una giocata (o un azione di dubbio).</text:span></text:p>
      <text:p text:style-name="P24"><text:span text:style-name="T29">Ogni nodo conosce l'esatta sequenza dei turni di una partita: istante per istante è in grado di identificare il giocatore in possesso del turno. </text:span><text:span text:style-name="T40">Per cui, se</text:span><text:span text:style-name="T29"> si verifica un </text:span><text:span text:style-name="T40">evento di</text:span><text:span text:style-name="T29"> timeout vuol dire che il giocatore in possesso del turno è andato in crash. La funzione di callback effettua le operazioni necessarie per la rimozione di tale nodo dalla partita e l'aggiornamento del turno, che viene assegnato al giocatore successivo.</text:span></text:p>
      <text:p text:style-name="P25"><text:span text:style-name="T29">La durara del timeout è abbastanza lunga da consentire ad </text:span><text:span text:style-name="T32">un nodo </text:span><text:span text:style-name="T34">sia</text:span><text:span text:style-name="T32"> di effettuare una giocata, completa</text:span><text:span text:style-name="T34">ndo</text:span><text:span text:style-name="T32"> il proprio turno, e </text:span><text:span text:style-name="T34">sia di</text:span><text:span text:style-name="T32"> inviare </text:span><text:span text:style-name="T33">un</text:span><text:span text:style-name="T32"> messaggio </text:span><text:span text:style-name="T33">a tutti gli altri giocatori</text:span><text:span text:style-name="T32">.</text:span></text:p>
      <text:p text:style-name="P29"><text:soft-page-break/>Vediamo ora nelle specifico il funzionamento del timeout all'interno del nodo <text:span text:style-name="T42">in due casi diversi</text:span>: </text:p>
      <text:list xml:id="list5438862398967602711" text:style-name="L3">
        <text:list-item>
          <text:p text:style-name="P30">Il server comunica ai giocatori che possono iniziare la partita, <text:span text:style-name="T43">quindi i giocatori fanno partire i timer a cui associano la funzione di callback.</text:span></text:p>
        </text:list-item>
      </text:list>
      <text:p text:style-name="P26"/>
      <text:p text:style-name="P12"/>
      <text:p text:style-name="P17">PROGETTARE I MESSAGGI CHE VANNO SCAMBIATI CON LE RELATIVE PROBLEMATICHE ANNESSE E CONNESSE!</text:p>
      <text:p text:style-name="P17"/>
      <text:p text:style-name="P15"/>
      <text:p text:style-name="P15"/>
      <text:p text:style-name="P15"/>
      <text:p text:style-name="P5">Come già detto, le caratteristiche del gioco consentono un'agevole realizzazione mediante un sistema distribuito. Infatti la mancanza di un componente di controllo centralizzato e l'indipendenza dei nodi costituiscono, se vogliamo, un denominatore comune per il gioco e il mondo dei sistemi distribuiti. La scelta riguardante la tecnologia da impiegare è ricaduta su REST...</text:p>
      <text:p text:style-name="P6">*** FARE TOLLERANZA AI GUASTI PER DUBITATO BENE ***</text:p>
      <text:p text:style-name="P6">*** POLITICA DI RIGENERAZIONE DEL DECK POST-ESAURIMEN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21cm" style:contextual-spacing="false"/>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meta:initial-creator>
    <meta:creation-date>2013-12-08T12:17:14.331821100</meta:creation-date>
    <dc:date>2013-12-16T16:47:17.629517000</dc:date>
    <meta:editing-duration>P1DT11H18M23S</meta:editing-duration>
    <meta:editing-cycles>121</meta:editing-cycles>
    <meta:generator>LibreOffice/4.1.3.2$MacOSX_x86 LibreOffice_project/70feb7d99726f064edab4605a8ab840c50ec57a</meta:generator>
    <meta:document-statistic meta:table-count="0" meta:image-count="0" meta:object-count="0" meta:page-count="3" meta:paragraph-count="34" meta:word-count="1306" meta:character-count="8241" meta:non-whitespace-character-count="6972"/>
  </office:meta>
</office:document-meta>
</file>